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margin-bottom="0.0763in" fo:line-height="106%" fo:margin-left="0.3583in" fo:text-indent="0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8.5pt" style:font-size-asian="18.5pt"/>
    </style:style>
    <style:style style:name="P9" style:parent-style-name="Заголовок2" style:family="paragraph">
      <style:paragraph-properties fo:text-align="center" fo:margin-bottom="0.025in" fo:margin-left="0.1993in" fo:text-indent="0in">
        <style:tab-stops/>
      </style:paragraph-properties>
    </style:style>
    <style:style style:name="T10" style:parent-style-name="Основнойшрифтабзаца" style:family="text">
      <style:text-properties fo:font-size="10pt" style:font-size-asian="10pt"/>
    </style:style>
    <style:style style:name="P11" style:parent-style-name="Обычный" style:family="paragraph">
      <style:paragraph-properties fo:margin-bottom="0.0576in" fo:line-height="106%" fo:margin-left="1.575in" fo:text-indent="0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3" style:parent-style-name="Обычный" style:family="paragraph">
      <style:paragraph-properties fo:text-align="center" fo:margin-bottom="0.0118in" fo:line-height="122%" fo:margin-left="0.4715in" fo:margin-right="0.2277in" fo:text-inden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17" style:parent-style-name="Обычный" style:family="paragraph">
      <style:paragraph-properties fo:text-align="center" fo:margin-bottom="0.0222in" fo:line-height="106%" fo:margin-left="0.2152in" fo:margin-right="0.0097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P19" style:parent-style-name="Обычный" style:family="paragraph">
      <style:paragraph-properties fo:text-align="center" fo:margin-bottom="0in" fo:line-height="106%" fo:margin-left="0.2152in" fo:margin-right="0.009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P21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23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25" style:parent-style-name="Обычный" style:family="paragraph">
      <style:paragraph-properties fo:margin-bottom="0.0673in" fo:line-height="106%" fo:margin-left="0in" fo:text-indent="0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27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21.5pt" style:font-size-asian="21.5pt"/>
    </style:style>
    <style:style style:name="P29" style:parent-style-name="Обычный" style:family="paragraph">
      <style:paragraph-properties fo:text-align="center" fo:margin-bottom="0.0312in" fo:line-height="106%" fo:margin-left="0.2in" fo:text-indent="0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P32" style:parent-style-name="Обычный" style:family="paragraph">
      <style:paragraph-properties fo:text-align="center" fo:margin-bottom="0.0395in" fo:line-height="106%" fo:margin-left="0.2152in" fo:margin-right="0.0062in" fo:text-indent="0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P34" style:parent-style-name="Обычный" style:family="paragraph">
      <style:paragraph-properties fo:text-align="center" fo:margin-bottom="0in" fo:line-height="106%" fo:margin-left="0.2152in" fo:margin-right="0.0013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P36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/>
    </style:style>
    <style:style style:name="P38" style:parent-style-name="Обычный" style:family="paragraph">
      <style:paragraph-properties fo:text-align="center" fo:margin-bottom="0in" fo:line-height="106%" fo:margin-left="0.2152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fo:language="en" fo:country="US"/>
    </style:style>
    <style:style style:name="P41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43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45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47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49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51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P52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54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56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7pt" style:font-size-asian="17pt"/>
    </style:style>
    <style:style style:name="P58" style:parent-style-name="Обычный" style:family="paragraph">
      <style:paragraph-properties fo:margin-bottom="0.0104in" fo:line-height="106%" fo:margin-lef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5pt" style:font-size-asian="15pt"/>
    </style:style>
    <style:style style:name="P60" style:parent-style-name="Обычный" style:family="paragraph">
      <style:paragraph-properties fo:text-align="end" fo:margin-bottom="0.002in" fo:line-height="106%" fo:margin-left="0.0069in" fo:margin-right="0.0159in" fo:text-indent="0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/>
    </style:style>
    <style:style style:name="P62" style:parent-style-name="Обычный" style:family="paragraph">
      <style:paragraph-properties fo:text-align="end" fo:margin-bottom="0.0166in" fo:line-height="106%" fo:margin-left="0.0069in" fo:margin-right="0.0173in" fo:text-indent="0in">
        <style:tab-stops/>
      </style:paragraph-properties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4" style:parent-style-name="Обычный" style:family="paragraph">
      <style:paragraph-properties fo:text-align="end" fo:margin-bottom="0.0166in" fo:line-height="106%" fo:margin-left="0.0069in" fo:margin-right="0.0173in" fo:text-indent="0in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6" style:parent-style-name="Обычный" style:family="paragraph">
      <style:paragraph-properties fo:text-align="end" fo:margin-bottom="0.0166in" fo:line-height="106%" fo:margin-left="0.0069in" fo:margin-right="0.0173in" fo:text-indent="0in">
        <style:tab-stops/>
      </style:paragraph-properties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8" style:parent-style-name="Обычный" style:family="paragraph">
      <style:paragraph-properties fo:text-align="end" fo:margin-bottom="0.002in" fo:line-height="106%" fo:margin-left="0.0069in" fo:margin-right="0.0159in" fo:text-indent="0in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/>
    </style:style>
    <style:style style:name="P70" style:parent-style-name="Обычный" style:family="paragraph">
      <style:paragraph-properties fo:text-align="justify" fo:margin-bottom="0.0048in" fo:line-height="110%" fo:margin-left="5.6611in" fo:margin-right="0.0118in" fo:text-indent="-0.1298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72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74" style:parent-style-name="Обычный" style:family="paragraph">
      <style:paragraph-properties fo:margin-bottom="0in" fo:line-height="106%" fo:margin-left="0in" fo:text-indent="0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76" style:parent-style-name="Обычный" style:family="paragraph">
      <style:paragraph-properties fo:margin-bottom="0.0854in" fo:line-height="106%" fo:margin-left="0in" fo:text-indent="0in">
        <style:tab-stops/>
      </style:paragraph-properties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78" style:parent-style-name="Обычный" style:family="paragraph">
      <style:paragraph-properties fo:text-align="center" fo:margin-bottom="0in" fo:line-height="106%" fo:margin-left="0.2076in" fo:text-indent="0in">
        <style:tab-stops/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6">МИНИСТЕРСТВО НАУКИ И ВЫСШЕГО ОБРАЗОВАНИЯ РОССИЙСКОЙ ФЕДЕРАЦИИ</text:span></text:p>
      <text:p text:style-name="P7"><text:span text:style-name="T8"><text:s/></text:span></text:p>
      <text:h text:style-name="P9" text:outline-level="2"><text:span text:style-name="T10">ФЕДЕРАЛЬНОЕ ГОСУДАРСТВЕННОЕ АВТОНОМНОЕ</text:span></text:h>
      <text:p text:style-name="P11"><text:span text:style-name="T12">ОБРАЗОВАТЕЛЬНОЕ УЧРЕЖДЕНИЕ ВЫСШЕГО ОБРАЗОВАНИЯ</text:span></text:p>
      <text:p text:style-name="P13"><text:span text:style-name="T14">«Санкт-Петербургский национальный исследовательский университет информационных технологий, механики и оптики»</text:span></text:p>
      <text:p text:style-name="P15"><text:span text:style-name="T16"><text:s/></text:span></text:p>
      <text:p text:style-name="P17"><text:span text:style-name="T18">ФАКУЛЬТЕТ ПРОГРАММНОЙ ИНЖЕНЕРИИ И</text:span></text:p>
      <text:p text:style-name="P19"><text:span text:style-name="T20">КОМПЬЮТЕРНОЙ ТЕХНИКИ</text:span></text:p>
      <text:p text:style-name="P21"><text:span text:style-name="T22"><text:s/></text:span></text:p>
      <text:p text:style-name="P23"><text:span text:style-name="T24"><text:s/></text:span></text:p>
      <text:p text:style-name="P25"><text:span text:style-name="T26"><text:s/></text:span></text:p>
      <text:p text:style-name="P27"><text:span text:style-name="T28"><text:s/></text:span></text:p>
      <text:p text:style-name="P29"><text:span text:style-name="T30">ЛАБОРАТОРНАЯ РАБОТА №</text:span><text:span text:style-name="T31">2</text:span></text:p>
      <text:p text:style-name="P32"><text:span text:style-name="T33">по дисциплине</text:span></text:p>
      <text:p text:style-name="P34"><text:span text:style-name="T35">«ОСНОВЫ ПРОФЕССИОНАЛЬНОЙ ДЕЯТЕЛЬНОСТИ»</text:span></text:p>
      <text:p text:style-name="P36"><text:span text:style-name="T37"><text:s/></text:span></text:p>
      <text:p text:style-name="P38"><text:span text:style-name="T39">Вариант №</text:span><text:span text:style-name="T40"><text:s/>342347</text:span></text:p>
      <text:p text:style-name="P41"><text:span text:style-name="T42"><text:s/>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<text:s/></text:span></text:p>
      <text:p text:style-name="P49"><text:span text:style-name="T50"><text:s/></text:span></text:p>
      <text:p text:style-name="P51"/>
      <text:p text:style-name="P52"><text:span text:style-name="T53"><text:s/></text:span></text:p>
      <text:p text:style-name="P54"><text:span text:style-name="T55"><text:s/></text:span></text:p>
      <text:p text:style-name="P56"><text:span text:style-name="T57"><text:s/></text:span></text:p>
      <text:p text:style-name="P58"><text:span text:style-name="T59"><text:s/></text:span></text:p>
      <text:p text:style-name="P60"><text:span text:style-name="T61">Выполнил:</text:span></text:p>
      <text:p text:style-name="P62"><text:span text:style-name="T63">Студент группы P3110</text:span></text:p>
      <text:p text:style-name="P64"><text:span text:style-name="T65">Конкин Вадим</text:span></text:p>
      <text:p text:style-name="P66"><text:span text:style-name="T67">Вадимович</text:span></text:p>
      <text:p text:style-name="P68"><text:span text:style-name="T69">Преподаватель:</text:span></text:p>
      <text:p text:style-name="P70"><text:span text:style-name="T71">Бострикова Дарья Константиновна</text:span></text:p>
      <text:p text:style-name="P72"><text:span text:style-name="T73"><text:s/></text:span></text:p>
      <text:p text:style-name="P74"><text:span text:style-name="T75"><text:s/></text:span></text:p>
      <text:p text:style-name="P76"><text:span text:style-name="T77"><text:s/></text:span></text:p>
      <text:p text:style-name="P78"><text:span text:style-name="T79">Санкт-Петербург, 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next-style-name="Обычный" style:default-outline-level="2">
      <style:paragraph-properties fo:keep-with-next="always" fo:keep-together="always" fo:margin-left="0.2423in" fo:text-indent="-0.0069in">
        <style:tab-stops/>
      </style:paragraph-properties>
      <style:text-properties style:font-name="Times New Roman" style:font-name-asian="Times New Roman" style:font-name-complex="Times New Roman" fo:color="#000000" fo:font-size="28pt" style:font-size-asian="28pt" fo:hyphenate="false"/>
    </style:style>
    <style:style style:name="Обычный" style:display-name="Обычный" style:family="paragraph">
      <style:paragraph-properties fo:margin-bottom="0.0319in" fo:line-height="102%" fo:margin-left="0.9819in" fo:text-indent="-0.0069in">
        <style:tab-stops/>
      </style:paragraph-properties>
      <style:text-properties style:font-name="Courier New" style:font-name-asian="Courier New" style:font-name-complex="Courier New" fo:color="#000000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2.2659in"/>
          <style:tab-stop style:type="right" style:position="5.514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Mangal" fo:color="#00000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15in" fo:page-height="11.6951in" style:print-orientation="portrait" fo:margin-top="0.5in" fo:margin-left="0.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2784in"/>
      </style:footer-style>
    </style:page-layout>
    <style:style style:name="P2" style:parent-style-name="Обычный" style:family="paragraph">
      <style:paragraph-properties fo:margin-bottom="0in" fo:line-height="106%" fo:margin-left="0in" fo:text-indent="0in">
        <style:tab-stops>
          <style:tab-stop style:type="center" style:position="3.6298in"/>
        </style:tab-stops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9.5pt" style:font-size-asian="9.5pt"/>
    </style:style>
    <style:style style:name="T4" style:parent-style-name="Основнойшрифтабзаца" style:family="text">
      <style:text-properties style:font-name="Calibri" style:font-name-asian="Calibri" style:font-name-complex="Calibri"/>
    </style:style>
    <style:style style:name="P5" style:parent-style-name="Обычный" style:family="paragraph">
      <style:paragraph-properties fo:margin-bottom="0.1111in" fo:line-height="106%" fo:margin-left="0in" fo:text-indent="0in">
        <style:tab-stops/>
      </style:paragraph-properties>
    </style:style>
  </office:automatic-styles>
  <office:master-styles>
    <style:master-page style:name="MPF0" style:page-layout-name="PL0">
      <style:footer>
        <text:p text:style-name="P2"><text:span text:style-name="T3"><text:tab/></text:span><text:span text:style-name="T4"><text:page-number text:fixed="false">11</text:page-number></text:span></text:p>
      </style:footer>
      <style:footer-first>
        <text:p text:style-name="P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oot</meta:initial-creator>
    <dc:creator>Конкин Вадим Вадимович</dc:creator>
    <meta:creation-date>2022-12-16T07:43:00Z</meta:creation-date>
    <dc:date>2022-12-16T07:4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84" meta:character-count="567" meta:row-count="4" meta:non-whitespace-character-count="484"/>
  </office:meta>
</office:document-meta>
</file>